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2.081cm"/>
    </style:style>
    <style:style style:name="co3" style:family="table-column">
      <style:table-column-properties fo:break-before="auto" style:column-width="1.07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0.824cm" svg:height="12.665cm" svg:x="10.061cm" svg:y="1.032cm">
            <draw:object draw:notify-on-update-of-ranges="Feuille1.B1:Feuille1.B96 Feuille1.C1:Feuille1.C9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float" office:value="20070501" calcext:value-type="float">
            <text:p>20070501</text:p>
          </table:table-cell>
          <table:table-cell office:value-type="date" office:date-value="2007-01-01" calcext:value-type="date">
            <text:p>2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0501" calcext:value-type="float">
            <text:p>20070501</text:p>
          </table:table-cell>
          <table:table-cell office:value-type="date" office:date-value="2007-05-01" calcext:value-type="date">
            <text:p>200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070601" calcext:value-type="float">
            <text:p>20070601</text:p>
          </table:table-cell>
          <table:table-cell office:value-type="date" office:date-value="2007-06-01" calcext:value-type="date">
            <text:p>200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070701" calcext:value-type="float">
            <text:p>20070701</text:p>
          </table:table-cell>
          <table:table-cell office:value-type="date" office:date-value="2007-07-01" calcext:value-type="date">
            <text:p>20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070801" calcext:value-type="float">
            <text:p>20070801</text:p>
          </table:table-cell>
          <table:table-cell office:value-type="date" office:date-value="2007-08-01" calcext:value-type="date">
            <text:p>20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070901" calcext:value-type="float">
            <text:p>20070901</text:p>
          </table:table-cell>
          <table:table-cell office:value-type="date" office:date-value="2007-09-01" calcext:value-type="date">
            <text:p>20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071001" calcext:value-type="float">
            <text:p>20071001</text:p>
          </table:table-cell>
          <table:table-cell office:value-type="date" office:date-value="2007-10-01" calcext:value-type="date">
            <text:p>200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071101" calcext:value-type="float">
            <text:p>20071101</text:p>
          </table:table-cell>
          <table:table-cell office:value-type="date" office:date-value="2007-11-01" calcext:value-type="date">
            <text:p>2007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071201" calcext:value-type="float">
            <text:p>20071201</text:p>
          </table:table-cell>
          <table:table-cell office:value-type="date" office:date-value="2007-12-01" calcext:value-type="date">
            <text:p>20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080101" calcext:value-type="float">
            <text:p>20080101</text:p>
          </table:table-cell>
          <table:table-cell office:value-type="date" office:date-value="2008-01-01" calcext:value-type="date">
            <text:p>2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80201" calcext:value-type="float">
            <text:p>20080201</text:p>
          </table:table-cell>
          <table:table-cell office:value-type="date" office:date-value="2008-02-01" calcext:value-type="date">
            <text:p>20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080301" calcext:value-type="float">
            <text:p>20080301</text:p>
          </table:table-cell>
          <table:table-cell office:value-type="date" office:date-value="2008-03-01" calcext:value-type="date">
            <text:p>20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080401" calcext:value-type="float">
            <text:p>20080401</text:p>
          </table:table-cell>
          <table:table-cell office:value-type="date" office:date-value="2008-04-01" calcext:value-type="date">
            <text:p>20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080501" calcext:value-type="float">
            <text:p>20080501</text:p>
          </table:table-cell>
          <table:table-cell office:value-type="date" office:date-value="2008-05-01" calcext:value-type="date">
            <text:p>2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80601" calcext:value-type="float">
            <text:p>20080601</text:p>
          </table:table-cell>
          <table:table-cell office:value-type="date" office:date-value="2008-06-01" calcext:value-type="date">
            <text:p>20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080701" calcext:value-type="float">
            <text:p>20080701</text:p>
          </table:table-cell>
          <table:table-cell office:value-type="date" office:date-value="2008-07-01" calcext:value-type="date">
            <text:p>20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080801" calcext:value-type="float">
            <text:p>20080801</text:p>
          </table:table-cell>
          <table:table-cell office:value-type="date" office:date-value="2008-08-01" calcext:value-type="date">
            <text:p>20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080901" calcext:value-type="float">
            <text:p>20080901</text:p>
          </table:table-cell>
          <table:table-cell office:value-type="date" office:date-value="2008-09-01" calcext:value-type="date">
            <text:p>200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0081001" calcext:value-type="float">
            <text:p>20081001</text:p>
          </table:table-cell>
          <table:table-cell office:value-type="date" office:date-value="2008-10-01" calcext:value-type="date">
            <text:p>200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081101" calcext:value-type="float">
            <text:p>20081101</text:p>
          </table:table-cell>
          <table:table-cell office:value-type="date" office:date-value="2008-11-01" calcext:value-type="date">
            <text:p>20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81201" calcext:value-type="float">
            <text:p>20081201</text:p>
          </table:table-cell>
          <table:table-cell office:value-type="date" office:date-value="2008-12-01" calcext:value-type="date">
            <text:p>20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090101" calcext:value-type="float">
            <text:p>20090101</text:p>
          </table:table-cell>
          <table:table-cell office:value-type="date" office:date-value="2009-01-01" calcext:value-type="date">
            <text:p>2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90201" calcext:value-type="float">
            <text:p>20090201</text:p>
          </table:table-cell>
          <table:table-cell office:value-type="date" office:date-value="2009-02-01" calcext:value-type="date">
            <text:p>20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90301" calcext:value-type="float">
            <text:p>20090301</text:p>
          </table:table-cell>
          <table:table-cell office:value-type="date" office:date-value="2009-03-01" calcext:value-type="date">
            <text:p>20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090401" calcext:value-type="float">
            <text:p>20090401</text:p>
          </table:table-cell>
          <table:table-cell office:value-type="date" office:date-value="2009-04-01" calcext:value-type="date">
            <text:p>20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090501" calcext:value-type="float">
            <text:p>20090501</text:p>
          </table:table-cell>
          <table:table-cell office:value-type="date" office:date-value="2009-05-01" calcext:value-type="date">
            <text:p>200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0090601" calcext:value-type="float">
            <text:p>20090601</text:p>
          </table:table-cell>
          <table:table-cell office:value-type="date" office:date-value="2009-06-01" calcext:value-type="date">
            <text:p>200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090701" calcext:value-type="float">
            <text:p>20090701</text:p>
          </table:table-cell>
          <table:table-cell office:value-type="date" office:date-value="2009-07-01" calcext:value-type="date">
            <text:p>200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090801" calcext:value-type="float">
            <text:p>20090801</text:p>
          </table:table-cell>
          <table:table-cell office:value-type="date" office:date-value="2009-08-01" calcext:value-type="date">
            <text:p>200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090901" calcext:value-type="float">
            <text:p>20090901</text:p>
          </table:table-cell>
          <table:table-cell office:value-type="date" office:date-value="2009-09-01" calcext:value-type="date">
            <text:p>200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091001" calcext:value-type="float">
            <text:p>20091001</text:p>
          </table:table-cell>
          <table:table-cell office:value-type="date" office:date-value="2009-10-01" calcext:value-type="date">
            <text:p>20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091101" calcext:value-type="float">
            <text:p>20091101</text:p>
          </table:table-cell>
          <table:table-cell office:value-type="date" office:date-value="2009-11-01" calcext:value-type="date">
            <text:p>200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091201" calcext:value-type="float">
            <text:p>20091201</text:p>
          </table:table-cell>
          <table:table-cell office:value-type="date" office:date-value="2009-12-01" calcext:value-type="date">
            <text:p>200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100101" calcext:value-type="float">
            <text:p>20100101</text:p>
          </table:table-cell>
          <table:table-cell office:value-type="date" office:date-value="2010-01-01" calcext:value-type="date">
            <text:p>20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00201" calcext:value-type="float">
            <text:p>20100201</text:p>
          </table:table-cell>
          <table:table-cell office:value-type="date" office:date-value="2010-02-01" calcext:value-type="date">
            <text:p>201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0100301" calcext:value-type="float">
            <text:p>20100301</text:p>
          </table:table-cell>
          <table:table-cell office:value-type="date" office:date-value="2010-03-01" calcext:value-type="date">
            <text:p>201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0100401" calcext:value-type="float">
            <text:p>20100401</text:p>
          </table:table-cell>
          <table:table-cell office:value-type="date" office:date-value="2010-04-01" calcext:value-type="date">
            <text:p>201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0100501" calcext:value-type="float">
            <text:p>20100501</text:p>
          </table:table-cell>
          <table:table-cell office:value-type="date" office:date-value="2010-05-01" calcext:value-type="date">
            <text:p>201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0100601" calcext:value-type="float">
            <text:p>20100601</text:p>
          </table:table-cell>
          <table:table-cell office:value-type="date" office:date-value="2010-06-01" calcext:value-type="date">
            <text:p>201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0100701" calcext:value-type="float">
            <text:p>20100701</text:p>
          </table:table-cell>
          <table:table-cell office:value-type="date" office:date-value="2010-07-01" calcext:value-type="date">
            <text:p>201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20100801" calcext:value-type="float">
            <text:p>20100801</text:p>
          </table:table-cell>
          <table:table-cell office:value-type="date" office:date-value="2010-08-01" calcext:value-type="date">
            <text:p>2010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20100901" calcext:value-type="float">
            <text:p>20100901</text:p>
          </table:table-cell>
          <table:table-cell office:value-type="date" office:date-value="2010-09-01" calcext:value-type="date">
            <text:p>201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0101001" calcext:value-type="float">
            <text:p>20101001</text:p>
          </table:table-cell>
          <table:table-cell office:value-type="date" office:date-value="2010-10-01" calcext:value-type="date">
            <text:p>2010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20101101" calcext:value-type="float">
            <text:p>20101101</text:p>
          </table:table-cell>
          <table:table-cell office:value-type="date" office:date-value="2010-11-01" calcext:value-type="date">
            <text:p>2010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20101201" calcext:value-type="float">
            <text:p>20101201</text:p>
          </table:table-cell>
          <table:table-cell office:value-type="date" office:date-value="2010-12-01" calcext:value-type="date">
            <text:p>2010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20110101" calcext:value-type="float">
            <text:p>20110101</text:p>
          </table:table-cell>
          <table:table-cell office:value-type="date" office:date-value="2011-01-01" calcext:value-type="date">
            <text:p>2011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20110201" calcext:value-type="float">
            <text:p>20110201</text:p>
          </table:table-cell>
          <table:table-cell office:value-type="date" office:date-value="2011-02-01" calcext:value-type="date">
            <text:p>2011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20110301" calcext:value-type="float">
            <text:p>20110301</text:p>
          </table:table-cell>
          <table:table-cell office:value-type="date" office:date-value="2011-03-01" calcext:value-type="date">
            <text:p>2011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20110401" calcext:value-type="float">
            <text:p>20110401</text:p>
          </table:table-cell>
          <table:table-cell office:value-type="date" office:date-value="2011-04-01" calcext:value-type="date">
            <text:p>2011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20110501" calcext:value-type="float">
            <text:p>20110501</text:p>
          </table:table-cell>
          <table:table-cell office:value-type="date" office:date-value="2011-05-01" calcext:value-type="date">
            <text:p>201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20110601" calcext:value-type="float">
            <text:p>20110601</text:p>
          </table:table-cell>
          <table:table-cell office:value-type="date" office:date-value="2011-06-01" calcext:value-type="date">
            <text:p>2011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20110701" calcext:value-type="float">
            <text:p>20110701</text:p>
          </table:table-cell>
          <table:table-cell office:value-type="date" office:date-value="2011-07-01" calcext:value-type="date">
            <text:p>201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0110801" calcext:value-type="float">
            <text:p>20110801</text:p>
          </table:table-cell>
          <table:table-cell office:value-type="date" office:date-value="2011-08-01" calcext:value-type="date">
            <text:p>201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0110901" calcext:value-type="float">
            <text:p>20110901</text:p>
          </table:table-cell>
          <table:table-cell office:value-type="date" office:date-value="2011-09-01" calcext:value-type="date">
            <text:p>2011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20111001" calcext:value-type="float">
            <text:p>20111001</text:p>
          </table:table-cell>
          <table:table-cell office:value-type="date" office:date-value="2011-10-01" calcext:value-type="date">
            <text:p>2011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20111101" calcext:value-type="float">
            <text:p>20111101</text:p>
          </table:table-cell>
          <table:table-cell office:value-type="date" office:date-value="2011-11-01" calcext:value-type="date">
            <text:p>2011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20111201" calcext:value-type="float">
            <text:p>20111201</text:p>
          </table:table-cell>
          <table:table-cell office:value-type="date" office:date-value="2011-12-01" calcext:value-type="date">
            <text:p>201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20120101" calcext:value-type="float">
            <text:p>20120101</text:p>
          </table:table-cell>
          <table:table-cell office:value-type="date" office:date-value="2012-01-01" calcext:value-type="date">
            <text:p>2012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20120201" calcext:value-type="float">
            <text:p>20120201</text:p>
          </table:table-cell>
          <table:table-cell office:value-type="date" office:date-value="2012-02-01" calcext:value-type="date">
            <text:p>201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0120301" calcext:value-type="float">
            <text:p>20120301</text:p>
          </table:table-cell>
          <table:table-cell office:value-type="date" office:date-value="2012-03-01" calcext:value-type="date">
            <text:p>201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0120401" calcext:value-type="float">
            <text:p>20120401</text:p>
          </table:table-cell>
          <table:table-cell office:value-type="date" office:date-value="2012-04-01" calcext:value-type="date">
            <text:p>2012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0120501" calcext:value-type="float">
            <text:p>20120501</text:p>
          </table:table-cell>
          <table:table-cell office:value-type="date" office:date-value="2012-05-01" calcext:value-type="date">
            <text:p>2012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0120601" calcext:value-type="float">
            <text:p>20120601</text:p>
          </table:table-cell>
          <table:table-cell office:value-type="date" office:date-value="2012-06-01" calcext:value-type="date">
            <text:p>2012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0120701" calcext:value-type="float">
            <text:p>20120701</text:p>
          </table:table-cell>
          <table:table-cell office:value-type="date" office:date-value="2012-07-01" calcext:value-type="date">
            <text:p>201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0120801" calcext:value-type="float">
            <text:p>20120801</text:p>
          </table:table-cell>
          <table:table-cell office:value-type="date" office:date-value="2012-08-01" calcext:value-type="date">
            <text:p>201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0120901" calcext:value-type="float">
            <text:p>20120901</text:p>
          </table:table-cell>
          <table:table-cell office:value-type="date" office:date-value="2012-09-01" calcext:value-type="date">
            <text:p>201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0121001" calcext:value-type="float">
            <text:p>20121001</text:p>
          </table:table-cell>
          <table:table-cell office:value-type="date" office:date-value="2012-10-01" calcext:value-type="date">
            <text:p>201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0121101" calcext:value-type="float">
            <text:p>20121101</text:p>
          </table:table-cell>
          <table:table-cell office:value-type="date" office:date-value="2012-11-01" calcext:value-type="date">
            <text:p>201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121201" calcext:value-type="float">
            <text:p>20121201</text:p>
          </table:table-cell>
          <table:table-cell office:value-type="date" office:date-value="2012-12-01" calcext:value-type="date">
            <text:p>201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130101" calcext:value-type="float">
            <text:p>20130101</text:p>
          </table:table-cell>
          <table:table-cell office:value-type="date" office:date-value="2013-01-01" calcext:value-type="date">
            <text:p>201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0130201" calcext:value-type="float">
            <text:p>20130201</text:p>
          </table:table-cell>
          <table:table-cell office:value-type="date" office:date-value="2013-02-01" calcext:value-type="date">
            <text:p>2013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0130301" calcext:value-type="float">
            <text:p>20130301</text:p>
          </table:table-cell>
          <table:table-cell office:value-type="date" office:date-value="2013-03-01" calcext:value-type="date">
            <text:p>201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0130401" calcext:value-type="float">
            <text:p>20130401</text:p>
          </table:table-cell>
          <table:table-cell office:value-type="date" office:date-value="2013-04-01" calcext:value-type="date">
            <text:p>201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0130501" calcext:value-type="float">
            <text:p>20130501</text:p>
          </table:table-cell>
          <table:table-cell office:value-type="date" office:date-value="2013-05-01" calcext:value-type="date">
            <text:p>201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0130601" calcext:value-type="float">
            <text:p>20130601</text:p>
          </table:table-cell>
          <table:table-cell office:value-type="date" office:date-value="2013-06-01" calcext:value-type="date">
            <text:p>201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0130701" calcext:value-type="float">
            <text:p>20130701</text:p>
          </table:table-cell>
          <table:table-cell office:value-type="date" office:date-value="2013-07-01" calcext:value-type="date">
            <text:p>2013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0130801" calcext:value-type="float">
            <text:p>20130801</text:p>
          </table:table-cell>
          <table:table-cell office:value-type="date" office:date-value="2013-08-01" calcext:value-type="date">
            <text:p>201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0130901" calcext:value-type="float">
            <text:p>20130901</text:p>
          </table:table-cell>
          <table:table-cell office:value-type="date" office:date-value="2013-09-01" calcext:value-type="date">
            <text:p>201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0131001" calcext:value-type="float">
            <text:p>20131001</text:p>
          </table:table-cell>
          <table:table-cell office:value-type="date" office:date-value="2013-10-01" calcext:value-type="date">
            <text:p>2013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20131101" calcext:value-type="float">
            <text:p>20131101</text:p>
          </table:table-cell>
          <table:table-cell office:value-type="date" office:date-value="2013-11-01" calcext:value-type="date">
            <text:p>2013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31201" calcext:value-type="float">
            <text:p>20131201</text:p>
          </table:table-cell>
          <table:table-cell office:value-type="date" office:date-value="2013-12-01" calcext:value-type="date">
            <text:p>2013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0140101" calcext:value-type="float">
            <text:p>20140101</text:p>
          </table:table-cell>
          <table:table-cell office:value-type="date" office:date-value="2014-01-01" calcext:value-type="date">
            <text:p>201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0140201" calcext:value-type="float">
            <text:p>20140201</text:p>
          </table:table-cell>
          <table:table-cell office:value-type="date" office:date-value="2014-02-01" calcext:value-type="date">
            <text:p>201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0140301" calcext:value-type="float">
            <text:p>20140301</text:p>
          </table:table-cell>
          <table:table-cell office:value-type="date" office:date-value="2014-03-01" calcext:value-type="date">
            <text:p>2014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20140401" calcext:value-type="float">
            <text:p>20140401</text:p>
          </table:table-cell>
          <table:table-cell office:value-type="date" office:date-value="2014-04-01" calcext:value-type="date">
            <text:p>201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20140501" calcext:value-type="float">
            <text:p>20140501</text:p>
          </table:table-cell>
          <table:table-cell office:value-type="date" office:date-value="2014-05-01" calcext:value-type="date">
            <text:p>2014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0140601" calcext:value-type="float">
            <text:p>20140601</text:p>
          </table:table-cell>
          <table:table-cell office:value-type="date" office:date-value="2014-06-01" calcext:value-type="date">
            <text:p>2014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0140701" calcext:value-type="float">
            <text:p>20140701</text:p>
          </table:table-cell>
          <table:table-cell office:value-type="date" office:date-value="2014-07-01" calcext:value-type="date">
            <text:p>2014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20140801" calcext:value-type="float">
            <text:p>20140801</text:p>
          </table:table-cell>
          <table:table-cell office:value-type="date" office:date-value="2014-08-01" calcext:value-type="date">
            <text:p>2014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0140901" calcext:value-type="float">
            <text:p>20140901</text:p>
          </table:table-cell>
          <table:table-cell office:value-type="date" office:date-value="2014-09-01" calcext:value-type="date">
            <text:p>2014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20141001" calcext:value-type="float">
            <text:p>20141001</text:p>
          </table:table-cell>
          <table:table-cell office:value-type="date" office:date-value="2014-10-01" calcext:value-type="date">
            <text:p>2014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0141101" calcext:value-type="float">
            <text:p>20141101</text:p>
          </table:table-cell>
          <table:table-cell office:value-type="date" office:date-value="2014-11-01" calcext:value-type="date">
            <text:p>2014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0141201" calcext:value-type="float">
            <text:p>20141201</text:p>
          </table:table-cell>
          <table:table-cell office:value-type="date" office:date-value="2014-12-01" calcext:value-type="date">
            <text:p>201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20150101" calcext:value-type="float">
            <text:p>20150101</text:p>
          </table:table-cell>
          <table:table-cell office:value-type="date" office:date-value="2015-01-01" calcext:value-type="date">
            <text:p>201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20150201" calcext:value-type="float">
            <text:p>20150201</text:p>
          </table:table-cell>
          <table:table-cell office:value-type="date" office:date-value="2015-02-01" calcext:value-type="date">
            <text:p>201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0150201" calcext:value-type="float">
            <text:p>20150201</text:p>
          </table:table-cell>
          <table:table-cell office:value-type="date" office:date-value="2015-03-01" calcext:value-type="date">
            <text:p>2015</text:p>
          </table:table-cell>
          <table:table-cell office:value-type="float" office:value="395" calcext:value-type="float">
            <text:p>395</text:p>
          </table:table-cell>
        </table:table-row>
        <table:table-row table:style-name="ro1" table:number-rows-repeated="104847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date-style style:name="N106">
      <number:month number:style="long"/>
      <number:text>/</number:text>
      <number:year number:style="long"/>
    </number:date-style>
    <number:date-style style:name="N107"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2T00:13:46.341000000</dc:date>
    <dc:creator>Nicolas Vergnes</dc:creator>
    <meta:document-statistic meta:table-count="1" meta:cell-count="288" meta:object-count="1"/>
    <meta:generator>LibreOffice/4.2.8.2$Windows_x86 LibreOffice_project/48d50dbfc06349262c9d50868e5c1f630a573eb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7"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15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linear"/>
      <style:graphic-properties svg:stroke-color="#0084d1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825cm" svg:height="12.666cm" xlink:href=".." xlink:type="simple" chart:class="chart:line" chart:style-name="ch1">
        <chart:plot-area chart:style-name="ch2" table:cell-range-address="Feuille1.B1:Feuille1.C96" chart:data-source-has-labels="column" svg:x="1.778cm" svg:y="0.253cm" svg:width="18.631cm" svg:height="12.16cm">
          <chartooo:coordinate-region svg:x="2.791cm" svg:y="0.456cm" svg:width="17.618cm" svg:height="11.304cm"/>
          <chart:axis chart:dimension="x" chart:name="primary-x" chart:style-name="ch3" chartooo:axis-type="date">
            <chartooo:date-scale chart:major-interval-value="1" chart:major-interval-unit="years"/>
            <chart:categories table:cell-range-address="Feuille1.B1:Feuille1.B96"/>
          </chart:axis>
          <chart:axis chart:dimension="y" chart:name="primary-y" chart:style-name="ch4">
            <chart:title svg:x="0.621cm" svg:y="9.738cm" chart:style-name="ch5">
              <text:p>Commits</text:p>
            </chart:title>
            <chart:grid chart:style-name="ch6" chart:class="major"/>
          </chart:axis>
          <chart:series chart:style-name="ch7" chart:values-cell-range-address="Feuille1.C1:Feuille1.C96" chart:class="chart:line">
            <chart:regression-curve chart:style-name="ch8"/>
            <chart:data-point chart:repeated="9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float" office:value="39083">
                <text:p>39080</text:p>
                <draw:g>
                  <svg:desc>Feuille1.B1:Feuille1.B96</svg:desc>
                </draw:g>
              </table:table-cell>
              <table:table-cell office:value-type="float" office:value="0">
                <text:p>0</text:p>
                <draw:g>
                  <svg:desc>Feuille1.C1:Feuille1.C96</svg:desc>
                </draw:g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1671">
                <text:p>4167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41791">
                <text:p>4179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395">
                <text:p>3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Windows_x86 LibreOffice_project/48d50dbfc06349262c9d50868e5c1f630a573eb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